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6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2 – 1</text:p>
          </table:table-cell>
          <table:table-cell table:style-name="ce13" office:value-type="string">
            <text:p>Q3 – 5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4</text:p>
          </table:table-cell>
          <table:table-cell table:style-name="ce13" office:value-type="string">
            <text:p>FP5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20" office:value-type="string">
            <text:p>Final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7" table:formula="of:=[.I2] + [.N2] + [.V2] + [.AC2]" office:value-type="float" office:value="0">
            <text:p>0.00000</text:p>
          </table:table-cell>
          <table:table-cell table:style-name="ce18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F">
            <text:p>F</text:p>
          </table:table-cell>
          <table:table-cell table:style-name="ce20" table:formula="of:=VLOOKUP([.AF2]; [.$AL$2:.$AM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7" table:formula="of:=[.I3] + [.N3] + [.V3] + [.AC3]" office:value-type="float" office:value="0">
            <text:p>0.00000</text:p>
          </table:table-cell>
          <table:table-cell table:style-name="ce18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F">
            <text:p>F</text:p>
          </table:table-cell>
          <table:table-cell table:style-name="ce20" table:formula="of:=VLOOKUP([.AF3]; [.$AL$2:.$AM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79">
            <text:p>79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4] + [.N4] + [.V4] + [.AC4]" office:value-type="float" office:value="0">
            <text:p>0.00000</text:p>
          </table:table-cell>
          <table:table-cell table:style-name="ce18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F">
            <text:p>F</text:p>
          </table:table-cell>
          <table:table-cell table:style-name="ce20" table:formula="of:=VLOOKUP([.AF4]; [.$AL$2:.$AM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5] + [.N5] + [.V5] + [.AC5]" office:value-type="float" office:value="0">
            <text:p>0.00000</text:p>
          </table:table-cell>
          <table:table-cell table:style-name="ce18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F">
            <text:p>F</text:p>
          </table:table-cell>
          <table:table-cell table:style-name="ce20" table:formula="of:=VLOOKUP([.AF5]; [.$AL$2:.$AM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70">
            <text:p>70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7" table:formula="of:=[.I6] + [.N6] + [.V6] + [.AC6]" office:value-type="float" office:value="0">
            <text:p>0.00000</text:p>
          </table:table-cell>
          <table:table-cell table:style-name="ce18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F">
            <text:p>F</text:p>
          </table:table-cell>
          <table:table-cell table:style-name="ce20" table:formula="of:=VLOOKUP([.AF6]; [.$AL$2:.$AM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76">
            <text:p>7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9"/>
          <table:table-cell/>
          <table:table-cell table:style-name="ce17" table:formula="of:=[.I7] + [.N7] + [.V7] + [.AC7]" office:value-type="float" office:value="0">
            <text:p>0.00000</text:p>
          </table:table-cell>
          <table:table-cell table:style-name="ce18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F">
            <text:p>F</text:p>
          </table:table-cell>
          <table:table-cell table:style-name="ce20" table:formula="of:=VLOOKUP([.AF7]; [.$AL$2:.$AM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84">
            <text:p>84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7" table:formula="of:=[.I9] + [.N9] + [.V9] + [.AC9]" office:value-type="float" office:value="0">
            <text:p>0.00000</text:p>
          </table:table-cell>
          <table:table-cell table:style-name="ce18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F">
            <text:p>F</text:p>
          </table:table-cell>
          <table:table-cell table:style-name="ce20" table:formula="of:=VLOOKUP([.AF9]; [.$AL$2:.$AM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0] + [.N10] + [.V10] + [.AC10]" office:value-type="float" office:value="0">
            <text:p>0.00000</text:p>
          </table:table-cell>
          <table:table-cell table:style-name="ce18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F">
            <text:p>F</text:p>
          </table:table-cell>
          <table:table-cell table:style-name="ce20" table:formula="of:=VLOOKUP([.AF10]; [.$AL$2:.$AM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2">
            <text:p>92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11] + [.N11] + [.V11] + [.AC11]" office:value-type="float" office:value="0">
            <text:p>0.00000</text:p>
          </table:table-cell>
          <table:table-cell table:style-name="ce18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F">
            <text:p>F</text:p>
          </table:table-cell>
          <table:table-cell table:style-name="ce20" table:formula="of:=VLOOKUP([.AF11]; [.$AL$2:.$AM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77">
            <text:p>77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7" table:formula="of:=[.I12] + [.N12] + [.V12] + [.AC12]" office:value-type="float" office:value="0">
            <text:p>0.00000</text:p>
          </table:table-cell>
          <table:table-cell table:style-name="ce18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F">
            <text:p>F</text:p>
          </table:table-cell>
          <table:table-cell table:style-name="ce20" table:formula="of:=VLOOKUP([.AF12]; [.$AL$2:.$AM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85">
            <text:p>85</text:p>
          </table:table-cell>
          <table:table-cell table:style-name="ce9"/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3] + [.N13] + [.V13] + [.AC13]" office:value-type="float" office:value="0">
            <text:p>0.00000</text:p>
          </table:table-cell>
          <table:table-cell table:style-name="ce18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F">
            <text:p>F</text:p>
          </table:table-cell>
          <table:table-cell table:style-name="ce20" table:formula="of:=VLOOKUP([.AF13]; [.$AL$2:.$AM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5" office:value-type="string">
            <text:p>C+</text:p>
          </table:table-cell>
          <table:table-cell table:style-name="ce5" office:value-type="string">
            <text:p>F</text:p>
          </table:table-cell>
          <table:table-cell table:number-columns-repeated="4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number-columns-repeated="2" table:style-name="ce5" office:value-type="string">
            <text:p>LA</text:p>
          </table:table-cell>
          <table:table-cell table:style-name="ce9"/>
          <table:table-cell/>
          <table:table-cell table:style-name="ce17" table:formula="of:=[.I14] + [.N14] + [.V14] + [.AC14]" office:value-type="float" office:value="0">
            <text:p>0.00000</text:p>
          </table:table-cell>
          <table:table-cell table:style-name="ce18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F">
            <text:p>F</text:p>
          </table:table-cell>
          <table:table-cell table:style-name="ce20" table:formula="of:=VLOOKUP([.AF14]; [.$AL$2:.$AM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5">
            <text:p>95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7" table:formula="of:=[.I15] + [.N15] + [.V15] + [.AC15]" office:value-type="float" office:value="0">
            <text:p>0.00000</text:p>
          </table:table-cell>
          <table:table-cell table:style-name="ce18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F">
            <text:p>F</text:p>
          </table:table-cell>
          <table:table-cell table:style-name="ce20" table:formula="of:=VLOOKUP([.AF15]; [.$AL$2:.$AM$14]; 2; 0)" office:value-type="float" office:value="0">
            <text:p>0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 office:value-type="float" office:value="86">
            <text:p>86</text:p>
          </table:table-cell>
          <table:table-cell table:style-name="ce9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16] + [.N16] + [.V16] + [.AC16]" office:value-type="float" office:value="0">
            <text:p>0.00000</text:p>
          </table:table-cell>
          <table:table-cell table:style-name="ce18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F">
            <text:p>F</text:p>
          </table:table-cell>
          <table:table-cell table:style-name="ce20" table:formula="of:=VLOOKUP([.AF16]; [.$AL$2:.$AM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3">
            <text:p>83</text:p>
          </table:table-cell>
          <table:table-cell table:style-name="ce9"/>
          <table:table-cell/>
          <table:table-cell table:style-name="ce5" office:value-type="string">
            <text:p>B+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7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17] + [.N17] + [.V17] + [.AC17]" office:value-type="float" office:value="0">
            <text:p>0.00000</text:p>
          </table:table-cell>
          <table:table-cell table:style-name="ce18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F">
            <text:p>F</text:p>
          </table:table-cell>
          <table:table-cell table:style-name="ce20" table:formula="of:=VLOOKUP([.AF17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61">
            <text:p>61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 table:formula="of:=[.I18] + [.N18] + [.V18] + [.AC18]" office:value-type="float" office:value="0">
            <text:p>0.00000</text:p>
          </table:table-cell>
          <table:table-cell table:style-name="ce18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F">
            <text:p>F</text:p>
          </table:table-cell>
          <table:table-cell table:style-name="ce20" table:formula="of:=VLOOKUP([.AF18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89">
            <text:p>89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15" office:value-type="string">
            <text:p>F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9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7">
            <text:p>97</text:p>
          </table:table-cell>
          <table:table-cell table:style-name="ce9"/>
          <table:table-cell/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9"/>
          <table:table-cell/>
          <table:table-cell table:style-name="ce17" table:formula="of:=[.I20] + [.N20] + [.V20] + [.AC20]" office:value-type="float" office:value="0">
            <text:p>0.00000</text:p>
          </table:table-cell>
          <table:table-cell table:style-name="ce18" table:formula="of:=IF([.AE20]&gt;=0.9875;&quot;A+&quot;;  IF([.AE20]&gt;=0.94; &quot;A&quot;; IF([.AE20]&gt;=0.9; &quot;A-&quot;; IF([.AE20]&gt;=0.87; &quot;B+&quot;; IF([.AE20]&gt;=0.84;&quot;B&quot;; IF([.AE20]&gt;=0.8; &quot;B-&quot;; IF([.AE20]&gt;=0.77; &quot;C+&quot;; IF([.AE20]&gt;=0.74;&quot;C&quot;; IF([.AE20]&gt;=0.7; &quot;C-&quot;; IF([.AE20]&gt;=0.67; &quot;D+&quot;; IF([.AE20]&gt;=0.64;&quot;D&quot;; IF([.AE20]&gt;=0.6; &quot;D-&quot;; &quot;F&quot;))))))))))))" office:value-type="string" office:string-value="F">
            <text:p>F</text:p>
          </table:table-cell>
          <table:table-cell table:style-name="ce20" table:formula="of:=VLOOKUP([.AF20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93">
            <text:p>93</text:p>
          </table:table-cell>
          <table:table-cell table:style-name="ce9"/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9"/>
          <table:table-cell/>
          <table:table-cell table:style-name="ce6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9"/>
          <table:table-cell/>
          <table:table-cell table:style-name="ce17" table:formula="of:=[.I21] + [.N21] + [.V21] + [.AC21]" office:value-type="float" office:value="0">
            <text:p>0.00000</text:p>
          </table:table-cell>
          <table:table-cell table:style-name="ce18" table:formula="of:=IF([.AE21]&gt;=0.9875;&quot;A+&quot;;  IF([.AE21]&gt;=0.94; &quot;A&quot;; IF([.AE21]&gt;=0.9; &quot;A-&quot;; IF([.AE21]&gt;=0.87; &quot;B+&quot;; IF([.AE21]&gt;=0.84;&quot;B&quot;; IF([.AE21]&gt;=0.8; &quot;B-&quot;; IF([.AE21]&gt;=0.77; &quot;C+&quot;; IF([.AE21]&gt;=0.74;&quot;C&quot;; IF([.AE21]&gt;=0.7; &quot;C-&quot;; IF([.AE21]&gt;=0.67; &quot;D+&quot;; IF([.AE21]&gt;=0.64;&quot;D&quot;; IF([.AE21]&gt;=0.6; &quot;D-&quot;; &quot;F&quot;))))))))))))" office:value-type="string" office:string-value="F">
            <text:p>F</text:p>
          </table:table-cell>
          <table:table-cell table:style-name="ce20" table:formula="of:=VLOOKUP([.AF21]; [.$AL$2:.$AM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3"/>
          <table:table-cell table:number-columns-repeated="9"/>
          <table:table-cell table:style-name="ce18" table:formula="of:=AVERAGE([.AE2:.AE18])" office:value-type="float" office:value="0">
            <text:p>0</text:p>
          </table:table-cell>
          <table:table-cell table:style-name="ce14"/>
          <table:table-cell table:style-name="ce18" table:formula="of:=AVERAGE([.AG2:.AG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/>
          <table:table-cell table:style-name="ce5" table:formula="of:=AVERAGE([.K2:.K21]) / 50" office:value-type="float" office:value="0.85">
            <text:p>0.85</text:p>
          </table:table-cell>
          <table:table-cell table:style-name="ce5" table:formula="of:=AVERAGE([.L2:.L21]) / 50" office:value-type="float" office:value="0.901052631578947">
            <text:p>0.9010526316</text:p>
          </table:table-cell>
          <table:table-cell table:style-name="ce5" table:formula="of:=AVERAGE([.M2:.M21]) / 100" office:value-type="float" office:value="0.842631578947368">
            <text:p>0.8426315789</text:p>
          </table:table-cell>
          <table:table-cell table:style-name="ce10"/>
          <table:table-cell table:number-columns-repeated="1007"/>
        </table:table-row>
        <table:table-row table:style-name="ro2" table:number-rows-repeated="3">
          <table:table-cell table:number-columns-repeated="8"/>
          <table:table-cell table:style-name="ce10"/>
          <table:table-cell table:number-columns-repeated="4"/>
          <table:table-cell table:style-name="ce10"/>
          <table:table-cell table:number-columns-repeated="1007"/>
        </table:table-row>
        <table:table-row table:style-name="ro2">
          <table:table-cell table:number-columns-repeated="8"/>
          <table:table-cell table:style-name="ce10"/>
          <table:table-cell table:number-columns-repeated="1012"/>
        </table:table-row>
        <table:table-row table:style-name="ro2" table:number-rows-repeated="1048547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18:50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5T14:28:16</dc:date>
    <dc:creator>Gregory Kapfhammer</dc:creator>
    <meta:editing-duration>P30DT19H7M26S</meta:editing-duration>
    <meta:editing-cycles>27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52" meta:object-count="0"/>
  </office:meta>
</office:document-meta>
</file>